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c0cb1" officeooo:paragraph-rsid="001c0cb1"/>
    </style:style>
    <style:style style:name="P2" style:family="paragraph" style:parent-style-name="Text_20_body">
      <style:text-properties officeooo:rsid="002050c4" officeooo:paragraph-rsid="002050c4"/>
    </style:style>
    <style:style style:name="P3" style:family="paragraph" style:parent-style-name="Text_20_body" style:list-style-name="L1">
      <style:text-properties officeooo:rsid="00223d7a" officeooo:paragraph-rsid="00223d7a"/>
    </style:style>
    <style:style style:name="P4" style:family="paragraph" style:parent-style-name="Text_20_body">
      <style:text-properties officeooo:rsid="002d05e8" officeooo:paragraph-rsid="002d05e8"/>
    </style:style>
    <style:style style:name="P5" style:family="paragraph" style:parent-style-name="Text_20_body">
      <style:text-properties officeooo:rsid="002e8f28" officeooo:paragraph-rsid="002e8f28"/>
    </style:style>
    <style:style style:name="P6" style:family="paragraph" style:parent-style-name="Text_20_body">
      <style:text-properties officeooo:rsid="002e8f28" officeooo:paragraph-rsid="002f4616"/>
    </style:style>
    <style:style style:name="P7" style:family="paragraph" style:parent-style-name="Text_20_body">
      <style:text-properties officeooo:rsid="0026064f" officeooo:paragraph-rsid="002fe1c8"/>
    </style:style>
    <style:style style:name="P8" style:family="paragraph" style:parent-style-name="Text_20_body">
      <style:text-properties officeooo:paragraph-rsid="00253231"/>
    </style:style>
    <style:style style:name="P9" style:family="paragraph" style:parent-style-name="Heading_20_2">
      <style:text-properties officeooo:paragraph-rsid="00234a87"/>
    </style:style>
    <style:style style:name="P10" style:family="paragraph" style:parent-style-name="Heading_20_2">
      <style:text-properties officeooo:paragraph-rsid="002fe1c8"/>
    </style:style>
    <style:style style:name="P11" style:family="paragraph" style:parent-style-name="Heading_20_1">
      <style:text-properties officeooo:rsid="001a536c" officeooo:paragraph-rsid="001a536c"/>
    </style:style>
    <style:style style:name="T1" style:family="text">
      <style:text-properties officeooo:rsid="001d6a42"/>
    </style:style>
    <style:style style:name="T2" style:family="text">
      <style:text-properties officeooo:rsid="001efaea"/>
    </style:style>
    <style:style style:name="T3" style:family="text">
      <style:text-properties officeooo:rsid="0025323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e8f28" style:font-weight-asian="bold" style:font-weight-complex="bold"/>
    </style:style>
    <style:style style:name="T6" style:family="text">
      <style:text-properties fo:font-weight="bold" officeooo:rsid="0025323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cdeb5" style:font-weight-asian="normal" style:font-weight-complex="normal"/>
    </style:style>
    <style:style style:name="T9" style:family="text">
      <style:text-properties fo:font-weight="normal" officeooo:rsid="002f4616" style:font-weight-asian="normal" style:font-weight-complex="normal"/>
    </style:style>
    <style:style style:name="T10" style:family="text">
      <style:text-properties fo:font-weight="normal" officeooo:rsid="002fe1c8" style:font-weight-asian="normal" style:font-weight-complex="normal"/>
    </style:style>
    <style:style style:name="T11" style:family="text">
      <style:text-properties fo:font-weight="normal" officeooo:rsid="00253231" style:font-weight-asian="normal" style:font-weight-complex="normal"/>
    </style:style>
    <style:style style:name="T12" style:family="text">
      <style:text-properties officeooo:rsid="0026064f"/>
    </style:style>
    <style:style style:name="T13" style:family="text">
      <style:text-properties officeooo:rsid="0028a4c4"/>
    </style:style>
    <style:style style:name="T14" style:family="text">
      <style:text-properties officeooo:rsid="00295754"/>
    </style:style>
    <style:style style:name="T15" style:family="text">
      <style:text-properties officeooo:rsid="002a2edb"/>
    </style:style>
    <style:style style:name="T16" style:family="text">
      <style:text-properties officeooo:rsid="002cdeb5"/>
    </style:style>
    <style:style style:name="T17" style:family="text">
      <style:text-properties officeooo:rsid="002e8f28"/>
    </style:style>
    <style:style style:name="T18" style:family="text">
      <style:text-properties officeooo:rsid="002fe1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A review of the AlphaGo game-playing agent</text:h>
      <text:p text:style-name="P1">Here I introduce a short summary of the <text:a xlink:type="simple" xlink:href="https://storage.googleapis.com/deepmind-media/alphago/AlphaGoNaturePaper.pdf" text:style-name="Internet_20_link" text:visited-style-name="Visited_20_Internet_20_Link">paper</text:a> of AlphaGo game-playing agent that has been developed by the <text:a xlink:type="simple" xlink:href="https://deepmind.com/" text:style-name="Internet_20_link" text:visited-style-name="Visited_20_Internet_20_Link">DeepMind</text:a> team. AlphaGo is a computer program that has an only purpose – play the <text:a xlink:type="simple" xlink:href="https://en.wikipedia.org/wiki/Board_game" text:style-name="Internet_20_link" text:visited-style-name="Visited_20_Internet_20_Link">board game Go</text:a>. It has been first introduced in 2015 and <text:a xlink:type="simple" xlink:href="https://en.wikipedia.org/wiki/AlphaGo_versus_Lee_Sedol" text:style-name="Internet_20_link" text:visited-style-name="Visited_20_Internet_20_Link">beaten the best player</text:a> of <text:span text:style-name="T16">Go</text:span> game <text:span text:style-name="T1">in 2016</text:span>.</text:p>
      <text:h text:style-name="P10" text:outline-level="2">Goals <text:span text:style-name="T18">&amp; Techniques</text:span></text:h>
      <text:p text:style-name="P2"><text:span text:style-name="T3">The main goal, of course, was a d</text:span>evelop<text:span text:style-name="T3">ment of a</text:span> Go game-playing agent that beats <text:span text:style-name="T4">professional</text:span> Go players and existing Go game agent<text:span text:style-name="T3">s, having reasonable response time for the next move.</text:span></text:p>
      <text:p text:style-name="P8"><text:span text:style-name="T3">Since traditional approaches such as Monte Carlo Tree Search cannot give sufficient results on a </text:span><text:span text:style-name="T6">professional</text:span><text:span text:style-name="T11"> level </text:span><text:span text:style-name="T10">of Go</text:span><text:span text:style-name="T11">, the </text:span><text:span text:style-name="T8">DeepMind</text:span><text:span text:style-name="T11"> team wanted to prove that deep learning approach could solve that problem.</text:span></text:p>
      <text:p text:style-name="P2"><text:span text:style-name="T14">AlphaGo uses a</text:span> <text:span text:style-name="T4">value network</text:span> that valuates the current position and <text:span text:style-name="T16">a</text:span> <text:span text:style-name="T4">policy network</text:span> <text:span text:style-name="T16">for</text:span> select<text:span text:style-name="T16">ing</text:span> a next move. <text:span text:style-name="T12">Both networks uses convolutional layers and consider a board as 19x19 image. First, DeepMind team trained a policy network in 2 steps:</text:span></text:p>
      <text:list xml:id="list1340666931727327232" text:style-name="L1">
        <text:list-item>
          <text:p text:style-name="P3">Supervised learning <text:span text:style-name="T18">(SL)</text:span> using 30 millions positions from the KGS Go Server to predict expert moves;</text:p>
        </text:list-item>
        <text:list-item>
          <text:p text:style-name="P3">Reinforcement learning <text:span text:style-name="T18">(RL)</text:span> where the current policy network played with a randomly selected previous iteration of the network, <text:span text:style-name="T16">i</text:span>.e. the agent played against himself.</text:p>
        </text:list-item>
      </text:list>
      <text:p text:style-name="P7">The last <text:span text:style-name="T15">preparation </text:span>step <text:span text:style-name="T13">was</text:span> training of <text:span text:style-name="T16">a </text:span>value network <text:span text:style-name="T18">using RL</text:span>. <text:span text:style-name="T18">To avoid overfitting they generated a data set of 30 million positions sampled from a different game. Each game was played between RL policy network and itself. <text:s/></text:span></text:p>
      <text:p text:style-name="P7"><text:span text:style-name="T18">At the end</text:span> <text:span text:style-name="T16">they combined both network</text:span> in Monte Carlo Tree Search algorithm, <text:span text:style-name="T17">where valuation network and Monte Carlo rollouts are used together for a position valuation.</text:span></text:p>
      <text:h text:style-name="P9" text:outline-level="2"><text:span text:style-name="T2">R</text:span>esults</text:h>
      <text:p text:style-name="P4">For evaluation of AlphaGo, the DeepMind team ran an internal tournament among variants of AlphaGo and <text:span text:style-name="T17">strongest commercial and open source</text:span> Go programs. All programs were allowed 5 s. of computation time per move. </text:p>
      <text:p text:style-name="P4"><text:span text:style-name="T5">S</text:span><text:span text:style-name="T4">ingle-machine AlphaGo</text:span> <text:span text:style-name="T17">was much</text:span> stronger than <text:span text:style-name="T17">other</text:span> Go programs, winning 494 of 495 (<text:span text:style-name="T4">99,8%</text:span><text:span text:style-name="T7">) of games. The </text:span><text:span text:style-name="T4">distributed version of AlphaGo</text:span><text:span text:style-name="T7"> was much stronger, winning </text:span><text:span text:style-name="T4">77%</text:span><text:span text:style-name="T7"> of games against single-machine AlphaGo and </text:span><text:span text:style-name="T4">100%</text:span><text:span text:style-name="T7"> of games against other Go programs.</text:span></text:p>
      <text:p text:style-name="P5"><text:span text:style-name="T7">Another interesting output was that with </text:span><text:span text:style-name="T4">only using a value network</text:span><text:span text:style-name="T7"> for a position valuation AlphaGo exceed performance of all other Go programs, though the mixed valuation still performed better.</text:span></text:p>
      <text:p text:style-name="P6"><text:span text:style-name="T7">The last result – </text:span><text:span text:style-name="T4">distributed version of AlphaGo</text:span><text:span text:style-name="T7"> won 5 of 5 games against Fan Hui, </text:span><text:span text:style-name="T9">the winner of the 2013, 2014 and 2015 European Go championship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2:01:28.785392656</meta:creation-date>
    <dc:date>2017-09-25T06:12:03.836368528</dc:date>
    <meta:editing-duration>PT7H37M5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406" meta:character-count="2468" meta:non-whitespace-character-count="2074"/>
  </office:meta>
</office:document-meta>
</file>